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6536599193991881017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bout 35 minut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2"><text:span text:style-name="T2">2 miles on the 510 meter loop averaging about 10:25/mile</text:span></text:p>
      <text:p text:style-name="P12"><text:span text:style-name="T2">a few minute rest and then a 510 meter jog followed by a few minute rest</text:span></text:p>
      <text:p text:style-name="P12">Run:<text:span text:style-name="T2"> <text:s/>1 x 200m, Time: 57s, <text:s/>jog 200m </text:span></text:p>
      <text:p text:style-name="P12"><text:span text:style-name="T2">2 x 510m, Times: 2:43, 2:38, jog 300m after each</text:span></text:p>
      <text:p text:style-name="P12"><text:span text:style-name="T2">2 x 1020m, Times: (2:40+2:34) = 5:14, (2:31+2:26) = 4:57, jog 510m after each</text:span></text:p>
      <text:p text:style-name="P12"><text:span text:style-name="T2">1 x 510m, Time: 2:15.8, jog 510m</text:span></text:p>
      <text:p text:style-name="P12"><text:span text:style-name="T2">Running got easier for me as I ran. That's why my times got faster as I ran. <text:s/>That's also why I need to take a long warmup before racing and running intervals.</text:span></text:p>
      <text:p text:style-name="P12"><text:span text:style-name="T2">Note: 1020m in 4:57 is 7:49/mile, <text:s/>510m in 2:15.8 is 7:07/mile <text:s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04T20:40:29.72</dc:date>
    <dc:creator>James  Lombardi</dc:creator>
    <meta:editing-duration>PT21H36M29S</meta:editing-duration>
    <meta:editing-cycles>101</meta:editing-cycles>
    <meta:generator>OpenOffice/4.1.2$Win32 OpenOffice.org_project/412m3$Build-9782</meta:generator>
    <meta:document-statistic meta:table-count="0" meta:image-count="0" meta:object-count="0" meta:page-count="18" meta:paragraph-count="464" meta:word-count="4970" meta:character-count="24879"/>
  </office:meta>
</office:document-meta>
</file>